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0000004E30000025F12EAD655796EA515.png" manifest:media-type="image/png"/>
  <manifest:file-entry manifest:full-path="Pictures/100000010000042F00000326B84114CBBAA97270.png" manifest:media-type="image/png"/>
  <manifest:file-entry manifest:full-path="Pictures/100000010000036B000002B65B8E204E6EAF336E.png" manifest:media-type="image/png"/>
  <manifest:file-entry manifest:full-path="Pictures/10000001000003160000018EE5F6AA7568EBD1A5.png" manifest:media-type="image/png"/>
  <manifest:file-entry manifest:full-path="Pictures/10000000000000A0000000BDAA0171DFEE74C26B.jpg" manifest:media-type="image/jpeg"/>
  <manifest:file-entry manifest:full-path="Pictures/1000000100000204000000DFF8D051C306DDA47E.png" manifest:media-type="image/png"/>
  <manifest:file-entry manifest:full-path="Pictures/10000001000003160000018E8285C4C5848EF719.png" manifest:media-type="image/png"/>
  <manifest:file-entry manifest:full-path="Pictures/10000001000002130000005D5005D2FAA0AB46E5.png" manifest:media-type="image/png"/>
  <manifest:file-entry manifest:full-path="Pictures/10000000000001C6000000F250AAD7224BA14DD9.jpg" manifest:media-type="image/jpeg"/>
  <manifest:file-entry manifest:full-path="Pictures/100000010000020D00000070BC063154F649471C.png" manifest:media-type="image/png"/>
  <manifest:file-entry manifest:full-path="Pictures/10000001000003200000011E86A67D20A2187E74.png" manifest:media-type="image/png"/>
  <manifest:file-entry manifest:full-path="Pictures/1000000100000400000004002DCCB917F6A466D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style:style>
    <style:style style:name="P30" style:family="paragraph" style:parent-style-name="Heading_20_2">
      <style:paragraph-properties fo:margin-top="0.353cm" fo:margin-bottom="0.499cm" style:contextual-spacing="false"/>
      <style:text-properties style:font-name="DejaVu Sans" officeooo:rsid="002c4739" officeooo:paragraph-rsid="002c4739"/>
    </style:style>
    <style:style style:name="P31"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2" style:family="paragraph" style:parent-style-name="Heading_20_3">
      <style:text-properties style:font-name="DejaVu Sans" officeooo:rsid="0053fc94" officeooo:paragraph-rsid="0053fc94"/>
    </style:style>
    <style:style style:name="P33" style:family="paragraph" style:parent-style-name="Text_20_body">
      <style:text-properties style:font-name="DejaVu Sans" officeooo:paragraph-rsid="0053fc94"/>
    </style:style>
    <style:style style:name="P34" style:family="paragraph" style:parent-style-name="Text_20_body">
      <style:paragraph-properties fo:margin-top="0.282cm" fo:margin-bottom="0.499cm" style:contextual-spacing="false"/>
      <style:text-properties style:font-name="DejaVu Sans" officeooo:rsid="003cf966" officeooo:paragraph-rsid="003cf966"/>
    </style:style>
    <style:style style:name="P35" style:family="paragraph" style:parent-style-name="Text_20_body">
      <style:text-properties officeooo:paragraph-rsid="002c4739"/>
    </style:style>
    <style:style style:name="P36" style:family="paragraph" style:parent-style-name="Text_20_body">
      <style:text-properties officeooo:paragraph-rsid="002e4203"/>
    </style:style>
    <style:style style:name="P37" style:family="paragraph" style:parent-style-name="Text_20_body">
      <style:text-properties officeooo:paragraph-rsid="002a653a"/>
    </style:style>
    <style:style style:name="P38" style:family="paragraph" style:parent-style-name="Text_20_body">
      <style:text-properties officeooo:paragraph-rsid="003acafa"/>
    </style:style>
    <style:style style:name="P39" style:family="paragraph" style:parent-style-name="Text_20_body">
      <style:text-properties officeooo:paragraph-rsid="00469b2b"/>
    </style:style>
    <style:style style:name="P40" style:family="paragraph" style:parent-style-name="Text_20_body">
      <style:text-properties officeooo:paragraph-rsid="0053fc94"/>
    </style:style>
    <style:style style:name="P41" style:family="paragraph" style:parent-style-name="Text_20_body">
      <style:text-properties officeooo:paragraph-rsid="005811ce"/>
    </style:style>
    <style:style style:name="P42" style:family="paragraph" style:parent-style-name="Heading_20_1">
      <style:paragraph-properties fo:break-before="auto" fo:break-after="auto"/>
      <style:text-properties fo:color="#0661ab" loext:opacity="100%" style:font-name="DejaVu Sans"/>
    </style:style>
    <style:style style:name="P43" style:family="paragraph" style:parent-style-name="Heading_20_1">
      <style:paragraph-properties fo:text-align="justify" style:justify-single-word="false"/>
      <style:text-properties fo:color="#0661ab" loext:opacity="100%" style:font-name="DejaVu Sans" officeooo:paragraph-rsid="001a048b"/>
    </style:style>
    <style:style style:name="P44"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5"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6" style:family="paragraph" style:parent-style-name="Heading_20_1">
      <style:paragraph-properties fo:text-align="justify" style:justify-single-word="false" fo:break-before="auto" fo:break-after="auto"/>
      <style:text-properties officeooo:paragraph-rsid="003ca0c6"/>
    </style:style>
    <style:style style:name="P47" style:family="paragraph" style:parent-style-name="Text_20_body" style:list-style-name="L1"/>
    <style:style style:name="P48" style:family="paragraph" style:parent-style-name="Text_20_body" style:list-style-name="L1">
      <style:paragraph-properties fo:margin-top="0cm" fo:margin-bottom="0cm" style:contextual-spacing="false"/>
    </style:style>
    <style:style style:name="P49" style:family="paragraph" style:parent-style-name="Text_20_body" style:list-style-name="L2"/>
    <style:style style:name="P50" style:family="paragraph" style:parent-style-name="Text_20_body" style:list-style-name="L2">
      <style:paragraph-properties fo:margin-top="0cm" fo:margin-bottom="0cm" style:contextual-spacing="false"/>
    </style:style>
    <style:style style:name="P51" style:family="paragraph" style:parent-style-name="Text_20_body" style:list-style-name="L3"/>
    <style:style style:name="P52" style:family="paragraph" style:parent-style-name="Text_20_body" style:list-style-name="L3">
      <style:paragraph-properties fo:margin-top="0cm" fo:margin-bottom="0cm" style:contextual-spacing="false"/>
    </style:style>
    <style:style style:name="P53" style:family="paragraph" style:parent-style-name="Text_20_body" style:list-style-name="L4">
      <style:paragraph-properties fo:margin-top="0cm" fo:margin-bottom="0cm" style:contextual-spacing="false"/>
      <style:text-properties officeooo:paragraph-rsid="0037670d"/>
    </style:style>
    <style:style style:name="P54" style:family="paragraph" style:parent-style-name="Text_20_body" style:list-style-name="L4">
      <style:paragraph-properties fo:margin-top="0cm" fo:margin-bottom="0cm" style:contextual-spacing="false"/>
      <style:text-properties officeooo:paragraph-rsid="002c4739"/>
    </style:style>
    <style:style style:name="P55" style:family="paragraph" style:parent-style-name="Text_20_body" style:list-style-name="L4">
      <style:text-properties officeooo:paragraph-rsid="002c4739"/>
    </style:style>
    <style:style style:name="P56" style:family="paragraph" style:parent-style-name="Text_20_body" style:list-style-name="L4">
      <style:paragraph-properties fo:margin-top="0cm" fo:margin-bottom="0cm" style:contextual-spacing="false"/>
      <style:text-properties officeooo:paragraph-rsid="002ff594"/>
    </style:style>
    <style:style style:name="P57"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8" style:family="paragraph" style:parent-style-name="Text_20_body" style:list-style-name="L5">
      <style:paragraph-properties fo:margin-top="0cm" fo:margin-bottom="0cm" style:contextual-spacing="false"/>
      <style:text-properties style:font-name="DejaVu Sans" officeooo:paragraph-rsid="00429bbf"/>
    </style:style>
    <style:style style:name="P59" style:family="paragraph" style:parent-style-name="Text_20_body" style:list-style-name="L6">
      <style:paragraph-properties fo:margin-top="0cm" fo:margin-bottom="0cm" style:contextual-spacing="false"/>
      <style:text-properties style:font-name="DejaVu Sans" officeooo:paragraph-rsid="002ff594"/>
    </style:style>
    <style:style style:name="P60"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1" style:family="paragraph" style:parent-style-name="Text_20_body" style:list-style-name="L7">
      <style:text-properties style:font-name="DejaVu Sans" officeooo:rsid="004d9745" officeooo:paragraph-rsid="004d9745"/>
    </style:style>
    <style:style style:name="P62" style:family="paragraph" style:parent-style-name="Text_20_body" style:list-style-name="L5">
      <style:paragraph-properties fo:margin-top="0cm" fo:margin-bottom="0cm" style:contextual-spacing="false"/>
      <style:text-properties officeooo:paragraph-rsid="00429bbf"/>
    </style:style>
    <style:style style:name="P63" style:family="paragraph" style:parent-style-name="Text_20_body" style:list-style-name="L5">
      <style:text-properties officeooo:paragraph-rsid="002e4203"/>
    </style:style>
    <style:style style:name="P64"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officeooo:rsid="001dddd9"/>
    </style:style>
    <style:style style:name="T12" style:family="text">
      <style:text-properties officeooo:rsid="0027a014"/>
    </style:style>
    <style:style style:name="T13" style:family="text">
      <style:text-properties officeooo:rsid="00283150"/>
    </style:style>
    <style:style style:name="T14" style:family="text">
      <style:text-properties officeooo:rsid="002975d6"/>
    </style:style>
    <style:style style:name="T15" style:family="text">
      <style:text-properties fo:color="#0661ab" loext:opacity="100%" style:font-name="DejaVu Sans"/>
    </style:style>
    <style:style style:name="T16" style:family="text">
      <style:text-properties fo:color="#0661ab" loext:opacity="100%" style:font-name="DejaVu Sans" officeooo:rsid="001dd32f"/>
    </style:style>
    <style:style style:name="T17" style:family="text">
      <style:text-properties fo:color="#0661ab" loext:opacity="100%" style:font-name="DejaVu Sans" officeooo:rsid="002b5267"/>
    </style:style>
    <style:style style:name="T18" style:family="text">
      <style:text-properties fo:color="#0661ab" loext:opacity="100%" style:font-name="DejaVu Sans" officeooo:rsid="00375fdb"/>
    </style:style>
    <style:style style:name="T19" style:family="text">
      <style:text-properties fo:color="#0661ab" loext:opacity="100%" style:font-name="DejaVu Sans" officeooo:rsid="0037dc8e"/>
    </style:style>
    <style:style style:name="T20" style:family="text">
      <style:text-properties fo:color="#0661ab" loext:opacity="100%" style:font-name="DejaVu Sans" officeooo:rsid="00429bbf"/>
    </style:style>
    <style:style style:name="T21" style:family="text">
      <style:text-properties fo:color="#0661ab" loext:opacity="100%" style:font-name="DejaVu Sans" officeooo:rsid="00466cae"/>
    </style:style>
    <style:style style:name="T22" style:family="text">
      <style:text-properties fo:color="#0661ab" loext:opacity="100%" style:font-name="DejaVu Sans" officeooo:rsid="00482a79"/>
    </style:style>
    <style:style style:name="T23" style:family="text">
      <style:text-properties fo:color="#0661ab" loext:opacity="100%"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4f44ae"/>
    </style:style>
    <style:style style:name="T36" style:family="text">
      <style:text-properties officeooo:rsid="0052b691"/>
    </style:style>
    <style:style style:name="T37" style:family="text">
      <style:text-properties officeooo:rsid="00563558"/>
    </style:style>
    <style:style style:name="T38" style:family="text">
      <style:text-properties officeooo:rsid="005811ce"/>
    </style:style>
    <style:style style:name="T39" style:family="text">
      <style:text-properties officeooo:rsid="00596c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5" draw:name="graphics3" text:anchor-type="paragraph" svg:x="-0.714cm" svg:y="-0.423cm" svg:width="4.568cm" svg:height="1.614cm" draw:z-index="1"><draw:image xlink:href="Pictures/10000001000003200000011E86A67D20A2187E74.png" xlink:type="simple" xlink:show="embed" xlink:actuate="onLoad" draw:mime-type="image/png"/></draw:frame>OWASP ZAP 2.<text:span text:style-name="T33">1</text:span><text:span text:style-name="T39">3</text:span></text:p>
      <text:p text:style-name="P2">Getting Started Guide</text:p>
      <text:h text:style-name="P42"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6">Introducing ZAP</text:span></text:a><text:span text:style-name="T1">.</text:span></text:p>
      <text:p text:style-name="P37"><text:span text:style-name="T1">See </text:span><text:a xlink:type="simple" xlink:href="#user-content-useful-links" text:style-name="Internet_20_link" text:visited-style-name="Visited_20_Internet_20_Link"><text:span text:style-name="T16">Useful Links</text:span></text:a><text:span text:style-name="T1"> for additional resources and information on ZAP.</text:span></text:p>
      <text:h text:style-name="P43"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8"><text:span text:style-name="Strong_20_Emphasis"><text:span text:style-name="T1">Vulnerability Assessment</text:span></text:span><text:span text:style-name="T1"> – The system is scanned and analyzed for security issues. </text:span></text:p>
        </text:list-item>
        <text:list-item>
          <text:p text:style-name="P48"><text:span text:style-name="Strong_20_Emphasis"><text:span text:style-name="T1">Penetration Testing</text:span></text:span><text:span text:style-name="T1"> – The system undergoes analysis and attack from simulated malicious attackers. </text:span></text:p>
        </text:list-item>
        <text:list-item>
          <text:p text:style-name="P48"><text:span text:style-name="Strong_20_Emphasis"><text:span text:style-name="T1">Runtime Testing</text:span></text:span><text:span text:style-name="T1"> – The system undergoes analysis and security testing from an end-user. </text:span></text:p>
        </text:list-item>
        <text:list-item>
          <text:p text:style-name="P47"><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1">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50"><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0"><text:span text:style-name="Strong_20_Emphasis"><text:span text:style-name="T1">Attack</text:span></text:span><text:span text:style-name="T1"> – The tester attempts to exploit the known or suspected vulnerabilities to prove they exist. </text:span></text:p>
        </text:list-item>
        <text:list-item>
          <text:p text:style-name="P49"><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4" text:outline-level="10"><text:bookmark-start text:name="__RefHeading___Toc875_2214444036"/><text:bookmark text:name="user-content-introducingzap"/>Introducing ZAP<text:bookmark-end text:name="__RefHeading___Toc875_2214444036"/></text:h>
      <text:p text:style-name="P41"><text:span text:style-name="T1">Zed Attack Proxy (ZAP) is a free, open-source penetration testing tool being maintained under the umbrella of the Open </text:span>Worldwide<text:span text:style-name="T1"> Application Security Project (OWASP). ZAP is designed specifically for testing web applications and is both flexible and extensible. </text:span></text:p>
      <text:p text:style-name="P4">At its core, ZAP is what is known as a “<text:span text:style-name="T12">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2">t</text:span> can be used as a stand-alone application, and as a daemon process. </text:p>
      <text:p text:style-name="P4"><draw:frame draw:style-name="fr4" draw:name="Image7" text:anchor-type="paragraph" svg:width="11.1cm" svg:height="2.362cm" draw:z-index="4"><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5"><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9"><text:span text:style-name="T1">For more information, see the </text:span><text:a xlink:type="simple" xlink:href="https://www.zaproxy.org/" text:style-name="Internet_20_link" text:visited-style-name="Visited_20_Internet_20_Link"><text:span text:style-name="T21">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4" text:outline-level="10"><text:bookmark-start text:name="__RefHeading___Toc881_2214444036"/>Install and Configure ZAP<text:bookmark-end text:name="__RefHeading___Toc881_2214444036"/></text:h>
      <text:p text:style-name="P4">ZAP has installers for Windows, Linux, and <text:span text:style-name="T37">m</text:span>acOS. There <text:span text:style-name="T12">are</text:span> also Docker image<text:span text:style-name="T12">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36">11</text:span>+ in order to run. The <text:span text:style-name="T37">m</text:span>acOS installer includes an appropriate version of Java but you must install Java <text:span text:style-name="T36">11</text:span>+ separately for Windows, Linux, and Cross-Platform versions. The Docker version<text:span text:style-name="T12">s</text:span> do not require you to install Java.</text:p>
      <text:p text:style-name="P40"><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2"><text:span text:style-name="T37">m</text:span>acOS</text:p>
      <text:p text:style-name="P40"><text:span text:style-name="T1">OWASP ZAP is currently not a verified developer with Apple. On </text:span><text:span text:style-name="T10">m</text:span><text:span text:style-name="T1">acOS, you will see a message like: </text:span></text:p>
      <text:p text:style-name="P33"><text:tab/>“OWASP ZAP.app” cannot be opened because the developer cannot be verified.</text:p>
      <text:p text:style-name="P40"><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OWASP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8.008cm" svg:height="4.269cm" draw:z-index="2"><draw:image xlink:href="Pictures/10000000000001C6000000F250AAD7224BA14DD9.jpg" xlink:type="simple" xlink:show="embed" xlink:actuate="onLoad" draw:mime-type="image/jpeg"/></draw:frame><draw:frame draw:style-name="fr1" draw:name="Image4" text:anchor-type="paragraph" svg:x="3.171cm" svg:y="0cm" svg:width="10.414cm" svg:height="5.537cm" draw:z-index="3"><draw:image xlink:href="Pictures/1000000100000204000000DFF8D051C306DDA47E.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4"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52"><text:span text:style-name="Strong_20_Emphasis"><text:span text:style-name="T1">Menu Bar</text:span></text:span><text:span text:style-name="T1"> – Provides access to many of the automated and manual tools. </text:span></text:p>
        </text:list-item>
        <text:list-item>
          <text:p text:style-name="P52"><text:span text:style-name="Strong_20_Emphasis"><text:span text:style-name="T1">Toolbar</text:span></text:span><text:span text:style-name="T1"> – Includes buttons which provide easy access to most commonly used features. </text:span></text:p>
        </text:list-item>
        <text:list-item>
          <text:p text:style-name="P52"><text:span text:style-name="Strong_20_Emphasis"><text:span text:style-name="T1">Tree Window</text:span></text:span><text:span text:style-name="T1"> – Displays the Sites tree and the Scripts tree. </text:span></text:p>
        </text:list-item>
        <text:list-item>
          <text:p text:style-name="P52"><text:span text:style-name="Strong_20_Emphasis"><text:span text:style-name="T1">Workspace Window</text:span></text:span><text:span text:style-name="T1"> – Displays requests, responses, and scripts and allows you to edit them. </text:span></text:p>
        </text:list-item>
        <text:list-item>
          <text:p text:style-name="P52"><text:span text:style-name="Strong_20_Emphasis"><text:span text:style-name="T1">Information Window</text:span></text:span><text:span text:style-name="T1"> – Displays details of the automated and manual tools. </text:span></text:p>
        </text:list-item>
        <text:list-item>
          <text:p text:style-name="P51"><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16.51cm" svg:height="11.045cm" draw:z-index="6"><draw:image xlink:href="Pictures/100000010000042F00000326B84114CBBAA97270.png" xlink:type="simple" xlink:show="embed" xlink:actuate="onLoad" draw:mime-type="image/png"/></draw:frame></text:p>
      <text:p text:style-name="Text_20_body"><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0">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5">ZAP UI Overview</text:span></text:a><text:span text:style-name="T1"> in the ZAP online documentation.</text:span></text:p>
      <text:p text:style-name="P4">ZAP also supports a powerful API and command line functionality, both of which are beyond the scope of this guide.</text:p>
      <text:p text:style-name="P35"><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5"><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0">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2277055602" text:style-name="L4">
        <text:list-item>
          <text:p text:style-name="P53"><text:span text:style-name="T1">Start ZAP and click the </text:span><text:span text:style-name="Strong_20_Emphasis"><text:span text:style-name="T1">Quick Start</text:span></text:span><text:span text:style-name="T1"> tab of the Workspace Window. </text:span></text:p>
        </text:list-item>
        <text:list-item>
          <text:p text:style-name="P57">Click the large Automated Scan button.</text:p>
        </text:list-item>
        <text:list-item>
          <text:p text:style-name="P54"><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5"><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4" draw:name="Image5" text:anchor-type="paragraph" svg:width="16.76cm" svg:height="8.44cm" draw:z-index="7"><draw:image xlink:href="Pictures/10000001000003160000018E8285C4C5848EF719.png" xlink:type="simple" xlink:show="embed" xlink:actuate="onLoad" draw: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6"><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8"><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2"><text:span text:style-name="T1">Click the </text:span><text:span text:style-name="Strong_20_Emphasis"><text:span text:style-name="T1">Alerts</text:span></text:span><text:span text:style-name="T1"> tab in the Information Window. </text:span></text:p>
        </text:list-item>
        <text:list-item>
          <text:p text:style-name="P58">Click each alert displayed in that window to display the URL and the vulnerability detected in the right side of the Information Window.</text:p>
        </text:list-item>
        <text:list-item>
          <text:p text:style-name="P63"><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0">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9">Any pages protected by a login page are not discoverable during a passive scan because, unless you’ve configured ZAP’s authentication functionality, ZAP will not handle the required authentication. </text:p>
        </text:list-item>
        <text:list-item>
          <text:p text:style-name="P60">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10"><draw:image xlink:href="Pictures/10000001000003160000018EE5F6AA7568EBD1A5.png" xlink:type="simple" xlink:show="embed" xlink:actuate="onLoad" draw:mime-type="image/png"/></draw:frame></text:p>
      <text:p text:style-name="P10"><text:soft-page-break/>To <text:span text:style-name="T28">Manually Explore your application</text:span>:</text:p>
      <text:list xml:id="list183906766203298" text:continue-list="list2277055602" text:style-name="L4">
        <text:list-item text:start-value="1">
          <text:p text:style-name="P56"><text:span text:style-name="T1">Start ZAP and click the </text:span><text:span text:style-name="Strong_20_Emphasis"><text:span text:style-name="T1">Quick Start</text:span></text:span><text:span text:style-name="T1"> tab of the Workspace Window. </text:span></text:p>
        </text:list-item>
        <text:list-item>
          <text:p text:style-name="P64"><text:span text:style-name="T1">Click the large </text:span><text:span text:style-name="T4">Manual Explore</text:span><text:span text:style-name="T1"> button.</text:span></text:p>
        </text:list-item>
        <text:list-item>
          <text:p text:style-name="P53"><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3"><text:span text:style-name="T5">S</text:span><text:span text:style-name="T6">elect the browser you would like to use</text:span></text:p>
        </text:list-item>
        <text:list-item>
          <text:p text:style-name="P53"><text:span text:style-name="T5">Click the </text:span><text:span text:style-name="T7">Launch Browser</text:span><text:span text:style-name="T5"> button. </text:span></text:p>
        </text:list-item>
      </text:list>
      <text:p text:style-name="P31"/>
      <text:p text:style-name="P24">This <text:span text:style-name="T14">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3">ZAP Desktop User Guide for more details.</text:span></text:p>
      <text:p text:style-name="P26">By default the ZAP Heads Up Display (HUD) will be enabled. Unchecking the relevant option on this screen before launching a browser will disable the HUD.</text:p>
      <text:h text:style-name="P45" text:outline-level="10"><text:bookmark-start text:name="__RefHeading___Toc892_2214444036"/>The Heads Up Display<text:bookmark-end text:name="__RefHeading___Toc892_2214444036"/></text:h>
      <text:p text:style-name="P27">The Heads Up Display (HUD) is a new an<text:span text:style-name="T38">d</text:sp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4" draw:name="Image8" text:anchor-type="paragraph" svg:width="16.538cm" svg:height="13.115cm" draw:z-index="11"><draw:image xlink:href="Pictures/100000010000036B000002B65B8E204E6EAF336E.png" xlink:type="simple" xlink:show="embed" xlink:actuate="onLoad" draw:mime-type="image/png"/></draw:frame></text:p>
      <text:p text:style-name="P34"><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4"><draw:frame draw:style-name="fr3" draw:name="Image9" text:anchor-type="char" svg:width="16.51cm" svg:height="8.01cm" draw:z-index="13"><draw:image xlink:href="Pictures/10000000000004E30000025F12EAD655796EA515.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46" text:outline-level="10"><text:bookmark-start text:name="__RefHeading___Toc889_2214444036"/><text:span text:style-name="T18">ZAP </text:span><text:span text:style-name="T19">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9"><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61"><text:a xlink:type="simple" xlink:href="https://www.zaproxy.org/docs/docker/" text:style-name="Internet_20_link" text:visited-style-name="Visited_20_Internet_20_Link">Docker Packaged Scans</text:a></text:p>
        </text:list-item>
        <text:list-item>
          <text:p text:style-name="P61"><text:a xlink:type="simple" xlink:href="https://github.com/marketplace?query=owasp+zap" text:style-name="Internet_20_link" text:visited-style-name="Visited_20_Internet_20_Link">GitHub Actions</text:a></text:p>
        </text:list-item>
        <text:list-item>
          <text:p text:style-name="P61"><text:a xlink:type="simple" xlink:href="https://www.zaproxy.org/docs/automate/automation-framework/" text:style-name="Internet_20_link" text:visited-style-name="Visited_20_Internet_20_Link">Automation Framework</text:a></text:p>
        </text:list-item>
        <text:list-item>
          <text:p text:style-name="P61"><text:a xlink:type="simple" xlink:href="https://www.zaproxy.org/docs/api/" text:style-name="Internet_20_link" text:visited-style-name="Visited_20_Internet_20_Link">API and Daemon mode</text:a></text:p>
        </text:list-item>
      </text:list>
      <text:p text:style-name="P2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7">Desktop U</text:span><text:span text:style-name="T15">ser Guide</text:span></text:a><text:span text:style-name="T1">. The User Guide </text:span><text:soft-page-break/><text:span text:style-name="T1">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12"><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38"><text:a xlink:type="simple" xlink:href="https://www.zaproxy.org/" text:style-name="Internet_20_link" text:visited-style-name="Visited_20_Internet_20_Link"><text:span text:style-name="T21">zaproxy.org</text:span></text:a><text:span text:style-name="T1"> – ZAP’s main </text:span><text:span text:style-name="T32">website</text:span></text:p>
      <text:p text:style-name="P38"><text:a xlink:type="simple" xlink:href="https://www.zaproxy.org/docs/desktop/" text:style-name="Internet_20_link" text:visited-style-name="Visited_20_Internet_20_Link"><text:span text:style-name="T21">OWASP ZAP Desktop User Guide</text:span></text:a><text:span text:style-name="T1"> - The ZAP </text:span><text:span text:style-name="T2">Desktop </text:span><text:span text:style-name="T1">User Guide</text:span></text:p>
      <text:p text:style-name="P38"><text:a xlink:type="simple" xlink:href="https://groups.google.com/group/zaproxy-users" text:style-name="Internet_20_link" text:visited-style-name="Visited_20_Internet_20_Link"><text:span text:style-name="T15">ZAP Users Group</text:span></text:a><text:span text:style-name="T1"> – Google group for ZAP users</text:span></text:p>
      <text:p text:style-name="P38"><text:a xlink:type="simple" xlink:href="https://groups.google.com/group/zaproxy-develop" text:style-name="Internet_20_link" text:visited-style-name="Visited_20_Internet_20_Link"><text:span text:style-name="T15">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
    <meta:initial-creator/>
    <meta:editing-cycles>59</meta:editing-cycles>
    <dc:date>2023-07-02T18:39:05.454125726</dc:date>
    <meta:editing-duration>PT7H17M10S</meta:editing-duration>
    <meta:document-statistic meta:table-count="0" meta:image-count="14" meta:object-count="0" meta:page-count="11" meta:paragraph-count="131" meta:word-count="2988" meta:character-count="17943" meta:non-whitespace-character-count="15066"/>
  </office:meta>
</office:document-meta>
</file>